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text-properties style:font-name="標楷體" fo:font-size="14pt" style:font-name-asian="標楷體" style:font-size-asian="14pt" style:language-asian="zh" style:country-asian="TW" style:font-size-complex="14pt"/>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1">
      <style:paragraph-properties fo:line-height="150%"/>
    </style:style>
    <style:style style:name="P7" style:family="paragraph" style:parent-style-name="Standard" style:list-style-name="L2">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text-properties fo:font-size="14pt" style:font-name-asian="標楷體" style:font-size-asian="14pt" style:font-size-complex="14pt"/>
    </style:style>
    <style:style style:name="P10"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1" style:family="paragraph" style:parent-style-name="Standard" style:list-style-name="L2">
      <style:paragraph-properties fo:line-height="150%"/>
      <style:text-properties fo:font-size="14pt" style:font-size-asian="14pt" style:font-size-complex="14pt"/>
    </style:style>
    <style:style style:name="P12" style:family="paragraph" style:parent-style-name="Text_20_body" style:list-style-name="L3">
      <style:paragraph-properties fo:line-height="150%">
        <style:tab-stops/>
      </style:paragraph-properties>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letter-spacing="0.049cm" style:font-name-asian="標楷體"/>
    </style:style>
    <style:style style:name="T4" style:family="text">
      <style:text-properties style:font-name="標楷體" fo:letter-spacing="0.049cm" fo:language="en" fo:country="US" style:font-name-asian="標楷體"/>
    </style:style>
    <style:style style:name="T5" style:family="text">
      <style:text-properties style:font-name="標楷體" style:font-name-asian="標楷體"/>
    </style:style>
    <style:style style:name="T6" style:family="text">
      <style:text-properties fo:font-size="14pt" style:font-name-asian="標楷體" style:font-size-asian="14pt" style:language-asian="zh" style:country-asian="TW" style:font-size-complex="14pt"/>
    </style:style>
    <style:style style:name="T7" style:family="text">
      <style:text-properties fo:color="#000000"/>
    </style:style>
    <style:style style:name="T8" style:family="text">
      <style:text-properties fo:color="#000000" style:font-name="標楷體" fo:font-size="14pt" style:font-name-asian="標楷體" style:font-size-asian="14pt" style:language-asian="zh" style:country-asian="TW" style:font-size-complex="14pt"/>
    </style:style>
    <style:style style:name="T9" style:family="text">
      <style:text-properties fo:color="#000000" style:font-name="標楷體" fo:font-size="14pt" fo:letter-spacing="0.049cm" fo:language="en" fo:country="US" style:font-name-asian="標楷體" style:font-size-asian="14pt" style:language-asian="zh" style:country-asian="TW" style:font-size-complex="14pt"/>
    </style:style>
    <style:style style:name="T10" style:family="text">
      <style:text-properties fo:color="#000000" fo:language="en" fo:country="US"/>
    </style:style>
    <style:style style:name="T11" style:family="text">
      <style:text-properties fo:color="#000000" fo:font-size="14pt" fo:language="en" fo:country="US" style:font-name-asian="標楷體" style:font-size-asian="14pt" style:language-asian="zh" style:country-asian="TW" style:font-size-complex="14pt"/>
    </style:style>
    <style:style style:name="T12" style:family="text">
      <style:text-properties fo:color="#000000" fo:font-size="14pt" style:font-name-asian="標楷體" style:font-size-asian="14pt" style:language-asian="zh" style:country-asian="TW" style:font-size-complex="14pt"/>
    </style:style>
    <style:style style:name="T13" style:family="text">
      <style:text-properties fo:color="#000000" style:font-name="Times New Roman" fo:font-size="14pt" fo:letter-spacing="0.049cm" fo:language="en" fo:country="US" style:font-name-asian="標楷體" style:font-size-asian="14pt" style:language-asian="zh" style:country-asian="TW" style:font-size-complex="14pt"/>
    </style:style>
    <style:style style:name="T14" style:family="text">
      <style:text-properties style:language-asian="zh" style:country-asian="TW"/>
    </style:style>
    <style:style style:name="T15" style:family="text">
      <style:text-properties fo:language="en" fo:country="US"/>
    </style:style>
    <style:style style:name="T16" style:family="text">
      <style:text-properties style:font-name="Times New Roman" fo:font-size="14pt" style:font-name-asian="標楷體" style:font-size-asian="14pt" style:language-asian="zh" style:country-asian="TW" style:font-size-complex="14pt"/>
    </style:style>
    <style:style style:name="T17" style:family="text">
      <style:text-properties style:font-name="Times New Roman" fo:letter-spacing="0.049cm" fo:language="en" fo:country="US" style:font-name-asian="標楷體"/>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6年度10月份第2次主管會議紀錄</text:p>
      <text:p text:style-name="P2"/>
      <text:list xml:id="list4658056256388445546" text:style-name="L1">
        <text:list-item>
          <text:p text:style-name="P5">時間：中華民國106年10月<text:span text:style-name="T14">25</text:span>日下午2時整</text:p>
        </text:list-item>
        <text:list-item>
          <text:p text:style-name="P5">地點：三樓民眾談室</text:p>
        </text:list-item>
        <text:list-item>
          <text:p text:style-name="P5">主席：代理主任戴清文</text:p>
        </text:list-item>
        <text:list-item>
          <text:p text:style-name="P6"><text:span text:style-name="預設段落字型"><text:span text:style-name="T1">出席人員：戴清文</text:span></text:span><text:span text:style-name="預設段落字型"><text:span text:style-name="T2">、陳慧懿</text:span></text:span><text:span text:style-name="預設段落字型"><text:span text:style-name="T1">、周力行、</text:span></text:span><text:span text:style-name="預設段落字型"><text:span text:style-name="T2">游玉玲、</text:span></text:span><text:span text:style-name="預設段落字型"><text:span text:style-name="T1">李美玲 <text:s text:c="3"/>紀</text:span></text:span><text:span text:style-name="預設段落字型"><text:span text:style-name="T2">錄</text:span></text:span><text:span text:style-name="預設段落字型"><text:span text:style-name="T1">：陳苑蒨</text:span></text:span></text:p>
        </text:list-item>
        <text:list-item>
          <text:p text:style-name="P5">各單位報告事項：</text:p>
        </text:list-item>
      </text:list>
      <text:list xml:id="list3547774261284810970" text:style-name="L2">
        <text:list-item>
          <text:p text:style-name="P9">第一課</text:p>
          <text:list>
            <text:list-item>
              <text:p text:style-name="P10">本課<text:span text:style-name="T15">106</text:span>年<text:span text:style-name="T15">10</text:span>月<text:span text:style-name="T15">1</text:span>日至<text:span text:style-name="T15">10</text:span>月<text:span text:style-name="T15">25</text:span>日止，實價登錄案件共<text:span text:style-name="T15">257</text:span>件，其中憑證申報<text:span text:style-name="T15">234</text:span>件，線上申報紙本送件計<text:span text:style-name="T15">5</text:span>件，本所代填申報計<text:span text:style-name="T15">18</text:span>件，撤銷<text:span text:style-name="T15">33</text:span>件，駁回<text:span text:style-name="T15">0</text:span>件，另電話通知申報計<text:span text:style-name="T15">17</text:span>件。</text:p>
            </text:list-item>
            <text:list-item>
              <text:p text:style-name="P10">本所行政罰鍰經行政執行署發給債權憑證，5年內每年應定期清理1次，目前已函請財稅機關提供繳款義務人財產資料，經查得有可供執行之財產者，將再檢送相關文件移送行政執行署執行，以確保本所債權。 </text:p>
            </text:list-item>
          </text:list>
        </text:list-item>
        <text:list-item>
          <text:p text:style-name="P10">第二課</text:p>
          <text:list>
            <text:list-item>
              <text:p text:style-name="P11"><text:span text:style-name="T3">本所安樂自辦重測區重測，地籍調查作業</text:span><text:span text:style-name="T4">(</text:span><text:span text:style-name="T3">自辦部分</text:span><text:span text:style-name="T4">)</text:span><text:span text:style-name="T3">地籍調查表整理送審</text:span><text:span text:style-name="T17">295</text:span><text:span text:style-name="T3">筆、協助指界</text:span><text:span text:style-name="T17">80</text:span><text:span text:style-name="T3">筆進度皆落後，已於</text:span><text:span text:style-name="T17">10</text:span><text:span text:style-name="T3">月</text:span><text:span text:style-name="T17">24</text:span><text:span text:style-name="T3">日召開重測作業內部會議，檢討工作落後原因及遭遇困難並積極趕辦。 <text:s text:c="3"/></text:span><text:span text:style-name="T5"><text:s/></text:span></text:p>
            </text:list-item>
            <text:list-item>
              <text:p text:style-name="P11"><text:span text:style-name="T3">有關安樂自辦重測區辦理重測作業時，發現大武崙段武崙小段</text:span><text:span text:style-name="T17">138</text:span><text:span text:style-name="T3">地號等</text:span><text:span text:style-name="T17">12</text:span><text:span text:style-name="T3">筆土地與同段內寮小段</text:span><text:span text:style-name="T17">320-4</text:span><text:span text:style-name="T3">地號等</text:span><text:span text:style-name="T17">20</text:span><text:span text:style-name="T3">筆土地明顯重疊部分，刻正簽陳更正中。 <text:s text:c="2"/></text:span><text:s/></text:p>
            </text:list-item>
          </text:list>
        </text:list-item>
        <text:list-item>
          <text:p text:style-name="P10">第三課</text:p>
          <text:list>
            <text:list-item>
              <text:p text:style-name="P10"><text:span text:style-name="預設段落字型"><text:span text:style-name="T6">107年公告土地現值及重新規定地價作業說明會訂於106年10月26日14時假本所四樓會議室舉行，會議資料己備妥，請鈞長出席主持</text:span></text:span>。</text:p>
            </text:list-item>
            <text:list-item>
              <text:p text:style-name="P7"><text:span text:style-name="預設段落字型"><text:span text:style-name="T6">配合內政部提高網路申報資訊安全等級，自106年10月23日起，XP</text:span></text:span><text:soft-page-break/><text:span text:style-name="預設段落字型"><text:span text:style-name="T6">作業系統將無法進行線上申報作業，業於網站及臉書宣導，請申報人儘速將個人電腦作業系統升級至Windows 7版本以上</text:span></text:span>。</text:p>
            </text:list-item>
            <text:list-item>
              <text:p text:style-name="P7"><text:span text:style-name="預設段落字型"><text:span text:style-name="T6">市府訂於106年11月2日上午9時，假地政處會議室召開「107年公告土地現值暨重新規定地價作業調整情形會前簡報」，由職及四區承同仁與會。</text:span></text:span></text:p>
            </text:list-item>
          </text:list>
        </text:list-item>
        <text:list-item>
          <text:p text:style-name="P10">人事</text:p>
          <text:list>
            <text:list-item>
              <text:p text:style-name="P10"><text:span text:style-name="T7">公務人員保障暨培訓委員會</text:span><text:span text:style-name="T10">106</text:span><text:span text:style-name="T7">年</text:span><text:span text:style-name="T10">10</text:span><text:span text:style-name="T7">月</text:span><text:span text:style-name="T10">11</text:span><text:span text:style-name="T7">日公地保字第</text:span><text:span text:style-name="T10">1061160265</text:span><text:span text:style-name="T7">號令修正發布「公務人員再申訴事件調處實施要點」名稱為「公務人員保障事件調處實施要點」，並修正全文，惠請至本所網站查閱。 </text:span><text:s/></text:p>
            </text:list-item>
            <text:list-item>
              <text:p text:style-name="P10"><text:span text:style-name="T7">國家文官學院為遴選明（</text:span><text:span text:style-name="T10">107</text:span><text:span text:style-name="T7">）年度公務人員「每月一書」，請同仁上網投票票選優良圖書，活動期間至本</text:span><text:span text:style-name="T10">(106)</text:span><text:span text:style-name="T7">年</text:span><text:span text:style-name="T10">11</text:span><text:span text:style-name="T7">月</text:span><text:span text:style-name="T10">10</text:span><text:span text:style-name="T7">日止，投票網址：</text:span><text:span text:style-name="T10">http://voting.nacs.gov.tw</text:span><text:span text:style-name="T7">或至該學院全球資訊網站（</text:span><text:span text:style-name="T10">http://www.nacs.gov.tw</text:span><text:span text:style-name="T7">），點選</text:span><text:span text:style-name="T10">107</text:span><text:span text:style-name="T7">年度「每月一書票選」連結，即可進行投票，相關訊息請至本所網站查閱。 </text:span><text:s/></text:p>
            </text:list-item>
            <text:list-item>
              <text:p text:style-name="P10"><text:span text:style-name="T7">有關全國公教員工網路購書優惠方案</text:span><text:span text:style-name="T10">106</text:span><text:span text:style-name="T7">年</text:span><text:span text:style-name="T10">10</text:span><text:span text:style-name="T7">至</text:span><text:span text:style-name="T10">12</text:span><text:span text:style-name="T7">月專屬主題活動「青林童書優惠書展」訊息，相關訊息請至本所網站查閱。 </text:span><text:s/></text:p>
            </text:list-item>
            <text:list-item>
              <text:p text:style-name="P7"><text:span text:style-name="T12">檢送「基隆市政府及所屬各機關學校職名章使用及管理注意事項」及其修正對照表各</text:span><text:span text:style-name="T11">1</text:span><text:span text:style-name="T12">份，惠請至本所網站查閱。市府原訂定之「基隆市政府及所屬各機關學校職名章使用及管理要點」名稱修正為「基隆市政府及所屬各機關學校職名章使用及管理注意事項」，並新增第</text:span><text:span text:style-name="T11">12</text:span><text:span text:style-name="T12">點：「本府各單位及各機關上陳市長、副市長及本府秘書長核定之簽稿，應由單位主管或機關首長親核</text:span><text:span text:style-name="T11">(</text:span><text:span text:style-name="T12">差假期間除外</text:span><text:span text:style-name="T11">)</text:span><text:span text:style-name="T12">，不得使用第七點第一項第二款增刻之職名章。但受會之簽稿得依內部授權層級核章。」，</text:span><text:span text:style-name="T12">俾供本府各單位及所屬機關學校職名章之使用及管理有所遵循。</text:span></text:p>
            </text:list-item>
            <text:list-item>
              <text:p text:style-name="P10"><text:span text:style-name="T7">檢送考試院</text:span><text:span text:style-name="T10">106</text:span><text:span text:style-name="T7">年</text:span><text:span text:style-name="T10">10</text:span><text:span text:style-name="T7">月</text:span><text:span text:style-name="T10">11</text:span><text:span text:style-name="T7">日修正發布之公務人員保障暨培訓委員會保障事件審議規則部分條文修正條文、修正總說明及修正條文對照表各</text:span><text:span text:style-name="T10">1</text:span><text:span text:style-name="T7">份，惠請至本所網站查閱。 </text:span><text:s/></text:p>
            </text:list-item>
            <text:list-item>
              <text:p text:style-name="P10"><text:soft-page-break/><text:span text:style-name="T7">有關全國公教員工網路購書優惠方案專屬主題活動「磊泰</text:span><text:span text:style-name="T10">Leatai</text:span><text:span text:style-name="T7">經典筆記本：走出你的無限可能展」訊息，相關訊息請至本所網站查閱。 </text:span><text:s/></text:p>
            </text:list-item>
            <text:list-item>
              <text:p text:style-name="P10"><text:span text:style-name="T7">國軍退除役官兵輔導委員會武陵農場為「國民旅遊卡」特約商店之「旅宿業」，該場為回饋公務人員，即日起武陵金萱茶</text:span><text:span text:style-name="T10">7</text:span><text:span text:style-name="T7">折優惠，相關訊息請至本所網站查閱。</text:span></text:p>
            </text:list-item>
          </text:list>
        </text:list-item>
        <text:list-item>
          <text:p text:style-name="P10">會計</text:p>
          <text:list>
            <text:list-item>
              <text:p text:style-name="P7"><text:span text:style-name="預設段落字型"><text:span text:style-name="T2">行政院主計總處有關「</text:span></text:span><text:span text:style-name="預設段落字型"><text:span text:style-name="T16">106</text:span></text:span><text:span text:style-name="預設段落字型"><text:span text:style-name="T2">年</text:span></text:span><text:span text:style-name="預設段落字型"><text:span text:style-name="T16">10</text:span></text:span><text:span text:style-name="預設段落字型"><text:span text:style-name="T2">月各機關統計調查表一覽表」已公佈於行政院主計總處網站，請轉知同仁或請同仁至該網站查詢、運用，避免詐騙案件發生並提升對於政府統計調查之認知。</text:span></text:span></text:p>
            </text:list-item>
          </text:list>
        </text:list-item>
      </text:list>
      <text:p text:style-name="P3"/>
      <text:list xml:id="list5176378643079197874" text:style-name="L3">
        <text:list-item>
          <text:p text:style-name="P8"><text:span text:style-name="預設段落字型"><text:span text:style-name="T1">主席指示事項</text:span></text:span></text:p>
          <text:list>
            <text:list-item>
              <text:p text:style-name="P12"><text:span text:style-name="預設段落字型"><text:span text:style-name="T9">本所安樂自辦重測區地籍調查表送審及協助指界進度落後，請積極趕辦。 <text:s/></text:span></text:span></text:p>
            </text:list-item>
            <text:list-item>
              <text:p text:style-name="P12"><text:span text:style-name="預設段落字型"><text:span text:style-name="T9">基隆市政府訂於</text:span></text:span><text:span text:style-name="預設段落字型"><text:span text:style-name="T13">106</text:span></text:span><text:span text:style-name="預設段落字型"><text:span text:style-name="T9">年</text:span></text:span><text:span text:style-name="預設段落字型"><text:span text:style-name="T13">12</text:span></text:span><text:span text:style-name="預設段落字型"><text:span text:style-name="T9">月</text:span></text:span><text:span text:style-name="預設段落字型"><text:span text:style-name="T13">11</text:span></text:span><text:span text:style-name="預設段落字型"><text:span text:style-name="T9">日辦理</text:span></text:span><text:span text:style-name="預設段落字型"><text:span text:style-name="T13">106</text:span></text:span><text:span text:style-name="預設段落字型"><text:span text:style-name="T9">年為民服務品質績效考核暨第一屆政府服務獎初審作業，請各課協助提供所需資料俾利彙整撰寫參獎申請書，並務必依限提送評審小組評審。 <text:s/></text:span></text:span></text:p>
              <text:p text:style-name="P8"><text:span text:style-name="預設段落字型"><text:span text:style-name="T8"/></text:span></text:p>
            </text:list-item>
          </text:list>
        </text:list-item>
        <text:list-item>
          <text:p text:style-name="P8"><text:span text:style-name="預設段落字型"><text:span text:style-name="T1">散會：下午2時</text:span></text:span><text:span text:style-name="預設段落字型"><text:span text:style-name="T2">4</text:span></text:span><text:span text:style-name="預設段落字型"><text:span text:style-name="T1">0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name-asian="標楷體"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7-10-31T17:03:26.22</dc:date>
    <meta:editing-cycles>102</meta:editing-cycles>
    <meta:editing-duration>PT17H14M17S</meta:editing-duration>
    <meta:printed-by>安樂地政 </meta:printed-by>
    <meta:print-date>2017-10-31T16:58:34.09</meta:print-date>
    <meta:document-statistic meta:table-count="0" meta:image-count="0" meta:object-count="0" meta:page-count="3" meta:paragraph-count="32" meta:word-count="1563" meta:character-count="1770"/>
    <meta:template xlink:type="simple" xlink:actuate="onRequest" xlink:title="" xlink:href="../../../../研考/研考/會議資料/主管會議_週/1.會議紀錄/主管會議-1060414.odt/Normal"/>
  </office:meta>
</office:document-meta>
</file>